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83cm" fo:min-width="2.548cm"/>
    </style:style>
    <style:style style:name="gr2" style:family="graphic" style:parent-style-name="standard">
      <style:graphic-properties svg:stroke-opacity="0%" draw:opacity="30%" draw:opacity-name="" draw:textarea-horizontal-align="justify" draw:textarea-vertical-align="middle" draw:auto-grow-height="false" fo:min-height="7.878cm" fo:min-width="10.16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782cm" fo:min-width="2.04cm"/>
    </style:style>
    <style:style style:name="gr5" style:family="graphic" style:parent-style-name="objectwithoutfill">
      <style:graphic-properties draw:stroke="solid" draw:marker-end="Arrow" draw:marker-end-width="0.3cm" draw:stroke-linejoin="bevel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1.024cm"/>
    </style:style>
    <style:style style:name="gr7" style:family="graphic" style:parent-style-name="standard">
      <style:graphic-properties svg:stroke-opacity="0%" draw:opacity="0%" draw:opacity-name="" draw:textarea-horizontal-align="justify" draw:textarea-vertical-align="middle" draw:auto-grow-height="false" fo:min-height="0.512cm" fo:min-width="1.024cm"/>
    </style:style>
    <style:style style:name="gr8" style:family="graphic" style:parent-style-name="standard">
      <style:graphic-properties svg:stroke-opacity="0%" draw:opacity="0%" draw:opacity-name="" draw:textarea-horizontal-align="justify" draw:textarea-vertical-align="middle" draw:auto-grow-height="false" fo:min-height="0.512cm" fo:min-width="0.516cm"/>
    </style:style>
    <style:style style:name="gr9" style:family="graphic" style:parent-style-name="standard">
      <style:graphic-properties svg:stroke-opacity="0%" draw:opacity="0%" draw:opacity-name="" draw:textarea-horizontal-align="justify" draw:textarea-vertical-align="middle" draw:auto-grow-height="false" fo:min-height="0.512cm" fo:min-width="0.77cm"/>
    </style:style>
    <style:style style:name="gr10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opacity="3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opacity="0%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opacity="0%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506cm" svg:x="1.27cm" svg:y="1.016cm" presentation:class="title" presentation:user-transformed="true">
          <draw:text-box>
            <text:p>SYSTEM DIAGRAM<text:tab/></text:p>
          </draw:text-box>
        </draw:frame>
        <draw:custom-shape draw:style-name="gr1" draw:text-style-name="P1" draw:layer="layout" svg:width="3.048cm" svg:height="5.08cm" svg:x="13.078cm" svg:y="8.561cm">
          <text:p text:style-name="P1">R-P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5.08cm" svg:x="17.396cm" svg:y="8.561cm">
          <text:p text:style-name="P1">OPENC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5.08cm" svg:x="4.696cm" svg:y="8.561cm"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668cm" svg:height="8.128cm" svg:x="11.554cm" svg:y="7.03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744cm" svg:y1="9.831cm" svg:x2="11.554cm" svg:y2="9.831cm">
          <text:p/>
        </draw:line>
        <draw:line draw:style-name="gr3" draw:text-style-name="P3" draw:layer="layout" svg:x1="11.554cm" svg:y1="11.863cm" svg:x2="7.744cm" svg:y2="11.863cm">
          <text:p/>
        </draw:line>
        <draw:custom-shape draw:style-name="gr4" draw:text-style-name="P1" draw:layer="layout" svg:width="2.54cm" svg:height="2.032cm" svg:x="13.586cm" svg:y="16.943cm">
          <text:p text:style-name="P1">CAM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856cm" svg:y1="16.943cm" svg:x2="14.856cm" svg:y2="15.419cm">
          <text:p/>
        </draw:line>
        <draw:line draw:style-name="gr5" draw:text-style-name="P3" draw:layer="layout" svg:x1="22.222cm" svg:y1="14.149cm" svg:x2="24cm" svg:y2="14.149cm">
          <text:p/>
        </draw:line>
        <draw:line draw:style-name="gr3" draw:text-style-name="P3" draw:layer="layout" svg:x1="22.222cm" svg:y1="12.371cm" svg:x2="24cm" svg:y2="12.371cm">
          <text:p/>
        </draw:line>
        <draw:line draw:style-name="gr3" draw:text-style-name="P3" draw:layer="layout" svg:x1="22.222cm" svg:y1="9.577cm" svg:x2="24cm" svg:y2="9.577cm">
          <text:p/>
        </draw:line>
        <draw:custom-shape draw:style-name="gr6" draw:text-style-name="P4" draw:layer="layout" svg:width="1.524cm" svg:height="1.27cm" svg:x="24cm" svg:y="11.609cm">
          <text:p text:style-name="P1"><text:span text:style-name="T1">LINK2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27cm" svg:x="24cm" svg:y="13.895cm">
          <text:p text:style-name="P4"><text:span text:style-name="T1">Gripp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27cm" svg:x="24cm" svg:y="9.069cm">
          <text:p text:style-name="P1"><text:span text:style-name="T1">LINK1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27cm" svg:x="24cm" svg:y="7.291cm">
          <text:p text:style-name="P4"><text:span text:style-name="T1">Center</text:span></text:p>
          <text:p text:style-name="P4"><text:span text:style-name="T1">Rotate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2.222cm" svg:y1="8.053cm" svg:x2="24cm" svg:y2="8.053cm">
          <text:p/>
        </draw:line>
        <draw:line draw:style-name="gr3" draw:text-style-name="P3" draw:layer="layout" svg:x1="16.126cm" svg:y1="10.847cm" svg:x2="17.396cm" svg:y2="10.847cm">
          <text:p/>
        </draw:line>
        <draw:line draw:style-name="gr3" draw:text-style-name="P3" draw:layer="layout" svg:x1="2.156cm" svg:y1="10.847cm" svg:x2="4.696cm" svg:y2="10.847cm">
          <text:p/>
        </draw:line>
        <draw:line draw:style-name="gr5" draw:text-style-name="P3" draw:layer="layout" svg:x1="24cm" svg:y1="14.911cm" svg:x2="22.222cm" svg:y2="14.911cm">
          <text:p/>
        </draw:line>
        <draw:custom-shape draw:style-name="gr7" draw:text-style-name="P5" draw:layer="layout" svg:width="1.524cm" svg:height="0.762cm" svg:x="2.41cm" svg:y="10.085cm">
          <text:p text:style-name="P1"><text:span text:style-name="T1">USER 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1.524cm" svg:height="0.762cm" svg:x="8.76cm" svg:y="8.815cm">
          <text:p text:style-name="P1"><text:span text:style-name="T1">CONTROL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524cm" svg:height="0.762cm" svg:x="9.014cm" svg:y="10.847cm">
          <text:p text:style-name="P1"><text:span text:style-name="T1">CAM DATA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016cm" svg:height="0.762cm" svg:x="16.126cm" svg:y="10.847cm">
          <text:p text:style-name="P1"><text:span text:style-name="T2">SE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016cm" svg:height="0.762cm" svg:x="22.73cm" svg:y="15.165cm">
          <text:p text:style-name="P1"><text:span text:style-name="T1">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1.27cm" svg:height="0.762cm" svg:x="22.222cm" svg:y="13.387cm">
          <text:p text:style-name="P1"><text:span text:style-name="T1">Theta4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27cm" svg:height="0.762cm" svg:x="22.222cm" svg:y="11.609cm">
          <text:p text:style-name="P1"><text:span text:style-name="T1">Theta2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27cm" svg:height="0.762cm" svg:x="22.222cm" svg:y="8.815cm">
          <text:p text:style-name="P1"><text:span text:style-name="T1">Theta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27cm" svg:height="0.762cm" svg:x="22.222cm" svg:y="7.037cm">
          <text:p text:style-name="P1"><text:span text:style-name="T1">Theta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4T14:56:27.677978387</meta:creation-date>
    <dc:date>2016-04-14T15:30:42.229849625</dc:date>
    <meta:editing-duration>PT2M45S</meta:editing-duration>
    <meta:editing-cycles>1</meta:editing-cycles>
    <meta:document-statistic meta:object-count="52"/>
    <meta:generator>LibreOffice/5.0.2.2$Linux_X86_64 LibreOffice_project/00m0$Build-2</meta:generator>
  </office:meta>
</office:document-meta>
</file>